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7000004C1C4D84930.png" manifest:media-type="image/png"/>
  <manifest:file-entry manifest:full-path="Pictures/100001E000000A0600000A06FBAB6554.svg" manifest:media-type="image/svg+xml"/>
  <manifest:file-entry manifest:full-path="Pictures/1000000100000817000004380F0897DB.png" manifest:media-type="image/png"/>
  <manifest:file-entry manifest:full-path="Pictures/100000010000006100000061250075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4" style:family="table">
      <style:table-properties style:width="16.983cm" fo:margin-left="0cm" table:align="left"/>
    </style:style>
    <style:style style:name="Tabela4.A" style:family="table-column">
      <style:table-column-properties style:column-width="8.491cm"/>
    </style:style>
    <style:style style:name="Tabela4.1" style:family="table-row">
      <style:table-row-properties style:min-row-height="0.801cm"/>
    </style:style>
    <style:style style:name="Tabela4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1.199cm"/>
    </style:style>
    <style:style style:name="Tabe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983cm" fo:margin-left="0cm" table:align="left"/>
    </style:style>
    <style:style style:name="Tabela5.A" style:family="table-column">
      <style:table-column-properties style:column-width="11.494cm"/>
    </style:style>
    <style:style style:name="Tabela5.B" style:family="table-column">
      <style:table-column-properties style:column-width="5.489cm"/>
    </style:style>
    <style:style style:name="Tabela5.1" style:family="table-row">
      <style:table-row-properties style:min-row-height="0.801cm"/>
    </style:style>
    <style:style style:name="Tabela5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983cm" fo:margin-left="0cm" table:align="left"/>
    </style:style>
    <style:style style:name="Tabela6.A" style:family="table-column">
      <style:table-column-properties style:column-width="16.983cm"/>
    </style:style>
    <style:style style:name="Tabela6.1" style:family="table-row">
      <style:table-row-properties style:min-row-height="0.801cm"/>
    </style:style>
    <style:style style:name="Tabela6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2" style:family="table-row">
      <style:table-row-properties style:min-row-height="1.199cm"/>
    </style:style>
    <style:style style:name="Tabe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983cm" fo:margin-left="0cm" table:align="left"/>
    </style:style>
    <style:style style:name="Tabela7.A" style:family="table-column">
      <style:table-column-properties style:column-width="16.983cm"/>
    </style:style>
    <style:style style:name="Tabela7.1" style:family="table-row">
      <style:table-row-properties style:min-row-height="0.801cm"/>
    </style:style>
    <style:style style:name="Tabela7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2" style:family="table-row">
      <style:table-row-properties style:min-row-height="1.199cm"/>
    </style:style>
    <style:style style:name="Tabe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 style:master-page-name="MP1">
      <style:table-properties style:width="25.504cm" fo:margin-left="-0.259cm" style:page-number="auto" table:align="left"/>
    </style:style>
    <style:style style:name="Tabela8.A" style:family="table-column">
      <style:table-column-properties style:column-width="2.501cm"/>
    </style:style>
    <style:style style:name="Tabela8.B" style:family="table-column">
      <style:table-column-properties style:column-width="4.907cm"/>
    </style:style>
    <style:style style:name="Tabela8.C" style:family="table-column">
      <style:table-column-properties style:column-width="1.699cm"/>
    </style:style>
    <style:style style:name="Tabela8.D" style:family="table-column">
      <style:table-column-properties style:column-width="1.783cm"/>
    </style:style>
    <style:style style:name="Tabela8.E" style:family="table-column">
      <style:table-column-properties style:column-width="14.614cm"/>
    </style:style>
    <style:style style:name="Tabela8.1" style:family="table-row">
      <style:table-row-properties style:min-row-height="0.801cm"/>
    </style:style>
    <style:style style:name="Tabela8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0.6cm"/>
    </style:style>
    <style:style style:name="Tabela8.A2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3" style:family="table-row">
      <style:table-row-properties style:min-row-height="0.609cm"/>
    </style:style>
    <style:style style:name="Tabela8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D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D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9" style:family="table" style:master-page-name="MP2">
      <style:table-properties style:width="16.983cm" fo:margin-left="0cm" style:page-number="auto" table:align="left"/>
    </style:style>
    <style:style style:name="Tabela9.A" style:family="table-column">
      <style:table-column-properties style:column-width="16.983cm"/>
    </style:style>
    <style:style style:name="Tabela9.1" style:family="table-row">
      <style:table-row-properties style:min-row-height="0.801cm"/>
    </style:style>
    <style:style style:name="Tabela9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2" style:family="table-row">
      <style:table-row-properties style:min-row-height="1.199cm"/>
    </style:style>
    <style:style style:name="Tabe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6.983cm" fo:margin-left="0cm" table:align="left"/>
    </style:style>
    <style:style style:name="Tabela10.A" style:family="table-column">
      <style:table-column-properties style:column-width="16.983cm"/>
    </style:style>
    <style:style style:name="Tabela10.1" style:family="table-row">
      <style:table-row-properties style:min-row-height="0.801cm"/>
    </style:style>
    <style:style style:name="Tabela10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2" style:family="table-row">
      <style:table-row-properties style:min-row-height="1cm"/>
    </style:style>
    <style:style style:name="Tabela1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6.983cm" fo:margin-left="0cm" table:align="left"/>
    </style:style>
    <style:style style:name="Tabela11.A" style:family="table-column">
      <style:table-column-properties style:column-width="16.983cm"/>
    </style:style>
    <style:style style:name="Tabela11.1" style:family="table-row">
      <style:table-row-properties style:min-row-height="0.801cm"/>
    </style:style>
    <style:style style:name="Tabela11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2" style:family="table-row">
      <style:table-row-properties style:min-row-height="1cm"/>
    </style:style>
    <style:style style:name="Tabela1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983cm" fo:margin-left="0cm" table:align="left"/>
    </style:style>
    <style:style style:name="Tabela12.A" style:family="table-column">
      <style:table-column-properties style:column-width="16.983cm"/>
    </style:style>
    <style:style style:name="Tabela12.1" style:family="table-row">
      <style:table-row-properties style:min-row-height="0.801cm"/>
    </style:style>
    <style:style style:name="Tabela12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2" style:family="table-row">
      <style:table-row-properties style:min-row-height="1cm"/>
    </style:style>
    <style:style style:name="Tabela1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6.983cm" fo:margin-left="0cm" table:align="left"/>
    </style:style>
    <style:style style:name="Tabela13.A" style:family="table-column">
      <style:table-column-properties style:column-width="16.983cm"/>
    </style:style>
    <style:style style:name="Tabela13.1" style:family="table-row">
      <style:table-row-properties style:min-row-height="0.801cm"/>
    </style:style>
    <style:style style:name="Tabela13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2" style:family="table-row">
      <style:table-row-properties style:min-row-height="1cm"/>
    </style:style>
    <style:style style:name="Tabe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6.983cm" fo:margin-left="0cm" table:align="left"/>
    </style:style>
    <style:style style:name="Tabela15.A" style:family="table-column">
      <style:table-column-properties style:column-width="16.983cm"/>
    </style:style>
    <style:style style:name="Tabela15.1" style:family="table-row">
      <style:table-row-properties style:min-row-height="0.801cm"/>
    </style:style>
    <style:style style:name="Tabela15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2" style:family="table-row">
      <style:table-row-properties style:min-row-height="1cm"/>
    </style:style>
    <style:style style:name="Tabela1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6.983cm" fo:margin-left="0cm" table:align="left"/>
    </style:style>
    <style:style style:name="Tabela16.A" style:family="table-column">
      <style:table-column-properties style:column-width="16.983cm"/>
    </style:style>
    <style:style style:name="Tabela16.1" style:family="table-row">
      <style:table-row-properties style:min-row-height="0.801cm"/>
    </style:style>
    <style:style style:name="Tabela16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2" style:family="table-row">
      <style:table-row-properties style:min-row-height="1cm"/>
    </style:style>
    <style:style style:name="Tabela1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6.983cm" fo:margin-left="0cm" table:align="left"/>
    </style:style>
    <style:style style:name="Tabela17.A" style:family="table-column">
      <style:table-column-properties style:column-width="16.983cm"/>
    </style:style>
    <style:style style:name="Tabela17.1" style:family="table-row">
      <style:table-row-properties style:min-row-height="0.801cm"/>
    </style:style>
    <style:style style:name="Tabela17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2" style:family="table-row">
      <style:table-row-properties style:min-row-height="1cm"/>
    </style:style>
    <style:style style:name="Tabela1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6.983cm" fo:margin-left="0cm" table:align="left"/>
    </style:style>
    <style:style style:name="Tabela18.A" style:family="table-column">
      <style:table-column-properties style:column-width="16.983cm"/>
    </style:style>
    <style:style style:name="Tabela18.1" style:family="table-row">
      <style:table-row-properties style:min-row-height="0.801cm"/>
    </style:style>
    <style:style style:name="Tabela18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8.2" style:family="table-row">
      <style:table-row-properties style:min-row-height="1cm"/>
    </style:style>
    <style:style style:name="Tabela1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6.983cm" fo:margin-left="0cm" table:align="left"/>
    </style:style>
    <style:style style:name="Tabela19.A" style:family="table-column">
      <style:table-column-properties style:column-width="16.983cm"/>
    </style:style>
    <style:style style:name="Tabela19.1" style:family="table-row">
      <style:table-row-properties style:min-row-height="0.801cm"/>
    </style:style>
    <style:style style:name="Tabela19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9.2" style:family="table-row">
      <style:table-row-properties style:min-row-height="1cm"/>
    </style:style>
    <style:style style:name="Tabela1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0" style:family="table">
      <style:table-properties style:width="16.983cm" fo:margin-left="0cm" table:align="left"/>
    </style:style>
    <style:style style:name="Tabela20.A" style:family="table-column">
      <style:table-column-properties style:column-width="16.983cm"/>
    </style:style>
    <style:style style:name="Tabela20.1" style:family="table-row">
      <style:table-row-properties style:min-row-height="0.801cm"/>
    </style:style>
    <style:style style:name="Tabela20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0.2" style:family="table-row">
      <style:table-row-properties style:min-row-height="1cm"/>
    </style:style>
    <style:style style:name="Tabela2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1" style:family="table">
      <style:table-properties style:width="16.983cm" fo:margin-left="0cm" table:align="left"/>
    </style:style>
    <style:style style:name="Tabela21.A" style:family="table-column">
      <style:table-column-properties style:column-width="16.983cm"/>
    </style:style>
    <style:style style:name="Tabela21.1" style:family="table-row">
      <style:table-row-properties style:min-row-height="0.801cm"/>
    </style:style>
    <style:style style:name="Tabela21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1.2" style:family="table-row">
      <style:table-row-properties style:min-row-height="1cm"/>
    </style:style>
    <style:style style:name="Tabela2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6.983cm" fo:margin-left="0cm" fo:break-before="page" table:align="left"/>
    </style:style>
    <style:style style:name="Tabela22.A" style:family="table-column">
      <style:table-column-properties style:column-width="8.992cm"/>
    </style:style>
    <style:style style:name="Tabela22.B" style:family="table-column">
      <style:table-column-properties style:column-width="7.99cm"/>
    </style:style>
    <style:style style:name="Tabela22.1" style:family="table-row">
      <style:table-row-properties style:min-row-height="0.801cm"/>
    </style:style>
    <style:style style:name="Tabe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2.2" style:family="table-row">
      <style:table-row-properties style:min-row-height="1.9cm"/>
    </style:style>
    <style:style style:name="Tabela2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22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P2" style:family="paragraph" style:parent-style-name="Normal">
      <style:paragraph-properties fo:margin-top="0cm" fo:margin-bottom="0cm" style:contextual-spacing="false"/>
      <style:text-properties style:font-name="Arial" style:font-name-complex="Arial"/>
    </style:style>
    <style:style style:name="P3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officeooo:rsid="0040bdcb" officeooo:paragraph-rsid="0040bdcb" style:font-size-asian="10pt" style:font-weight-asian="bold" style:font-name-complex="Arial" style:font-size-complex="10pt" style:font-weight-complex="bold"/>
    </style:style>
    <style:style style:name="P6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7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9" style:family="paragraph" style:parent-style-name="Normal">
      <style:paragraph-properties fo:margin-right="0cm"/>
      <style:text-properties style:font-name="Arial" fo:font-size="9pt" style:font-size-asian="9pt" style:font-name-complex="Arial" style:font-size-complex="9pt"/>
    </style:style>
    <style:style style:name="P10" style:family="paragraph" style:parent-style-name="Normal">
      <style:paragraph-properties fo:margin-right="0cm" fo:margin-top="0.106cm" fo:margin-bottom="0.212cm" style:contextual-spacing="false"/>
      <style:text-properties style:font-name="Arial" fo:font-size="9pt" style:font-size-asian="9pt" style:font-name-complex="Arial" style:font-size-complex="9pt"/>
    </style:style>
    <style:style style:name="P11" style:family="paragraph" style:parent-style-name="Normal">
      <style:paragraph-properties fo:margin-right="0cm" fo:margin-top="0.212cm" fo:margin-bottom="0cm" style:contextual-spacing="false"/>
      <style:text-properties style:font-name="Arial" fo:font-size="9pt" style:font-size-asian="9pt" style:font-name-complex="Arial" style:font-size-complex="9pt"/>
    </style:style>
    <style:style style:name="P12" style:family="paragraph" style:parent-style-name="Normal">
      <style:paragraph-properties fo:margin-right="0cm" fo:margin-top="0cm" fo:margin-bottom="0cm" style:contextual-spacing="false"/>
      <style:text-properties style:font-name="Arial" fo:font-size="9pt" style:font-size-asian="9pt" style:font-name-complex="Arial" style:font-size-complex="9pt"/>
    </style:style>
    <style:style style:name="P13" style:family="paragraph" style:parent-style-name="Normal">
      <style:paragraph-properties fo:margin-right="0cm" fo:margin-top="0.106cm" fo:margin-bottom="0cm" style:contextual-spacing="false"/>
      <style:text-properties style:font-name="Arial" fo:font-size="9pt" style:font-size-asian="9pt" style:font-name-complex="Arial" style:font-size-complex="9pt"/>
    </style:style>
    <style:style style:name="P14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9pt" style:font-size-asian="9pt" style:font-name-complex="Arial" style:font-size-complex="9pt"/>
    </style:style>
    <style:style style:name="P15" style:family="paragraph" style:parent-style-name="Normal">
      <style:paragraph-properties fo:margin-right="0cm" fo:margin-top="0.106cm" fo:margin-bottom="0.212cm" style:contextual-spacing="false" fo:line-height="100%"/>
      <style:text-properties style:font-name="Arial" fo:font-size="9pt" style:font-size-asian="9pt" style:font-name-complex="Arial" style:font-size-complex="9pt"/>
    </style:style>
    <style:style style:name="P16" style:family="paragraph" style:parent-style-name="Normal">
      <style:paragraph-properties fo:margin-right="0cm" fo:margin-top="0.106cm" fo:margin-bottom="0.212cm" style:contextual-spacing="false" fo:line-height="100%" fo:text-align="center" style:justify-single-word="false"/>
      <style:text-properties style:font-name="Arial" fo:font-size="9pt" style:font-size-asian="9pt" style:font-name-complex="Arial" style:font-size-complex="9pt"/>
    </style:style>
    <style:style style:name="P17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officeooo:rsid="00524ef2" officeooo:paragraph-rsid="00524ef2" style:font-size-asian="9pt" style:font-name-complex="Arial" style:font-size-complex="9pt"/>
    </style:style>
    <style:style style:name="P18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9pt" officeooo:rsid="004efac8" officeooo:paragraph-rsid="004efac8" style:font-size-asian="9pt" style:font-name-complex="Arial" style:font-size-complex="9pt"/>
    </style:style>
    <style:style style:name="P19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9pt" officeooo:rsid="003ff94c" officeooo:paragraph-rsid="003ff94c" style:font-size-asian="9pt" style:font-name-complex="Arial" style:font-size-complex="9pt"/>
    </style:style>
    <style:style style:name="P20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9pt" officeooo:rsid="00502b99" officeooo:paragraph-rsid="00502b99" style:font-size-asian="9pt" style:font-name-complex="Arial" style:font-size-complex="9pt"/>
    </style:style>
    <style:style style:name="P21" style:family="paragraph" style:parent-style-name="Normal">
      <style:paragraph-properties fo:margin-right="0cm" fo:margin-top="0cm" fo:margin-bottom="0.212cm" style:contextual-spacing="false" fo:line-height="100%"/>
      <style:text-properties style:font-name="Arial" fo:font-size="9pt" officeooo:rsid="0005f947" officeooo:paragraph-rsid="0017b5a3" style:font-size-asian="9pt" style:font-name-complex="Arial" style:font-size-complex="9pt"/>
    </style:style>
    <style:style style:name="P22" style:family="paragraph" style:parent-style-name="Normal">
      <style:paragraph-properties fo:margin-right="0cm" fo:margin-top="0.212cm" fo:margin-bottom="0.212cm" style:contextual-spacing="false" fo:text-align="start" style:justify-single-word="false"/>
      <style:text-properties style:font-name="Arial" fo:font-size="9pt" style:font-size-asian="9pt" style:font-name-complex="Arial" style:font-size-complex="9pt"/>
    </style:style>
    <style:style style:name="P23" style:family="paragraph" style:parent-style-name="Normal">
      <style:paragraph-properties fo:margin-right="0cm" fo:margin-top="0cm" fo:margin-bottom="0cm" style:contextual-spacing="false" fo:text-align="start" style:justify-single-word="false"/>
      <style:text-properties style:font-name="Arial" fo:font-size="9pt" style:font-size-asian="9pt" style:font-name-complex="Arial" style:font-size-complex="9pt"/>
    </style:style>
    <style:style style:name="P24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6" style:family="paragraph" style:parent-style-name="Normal">
      <style:paragraph-properties fo:margin-right="0cm" fo:margin-top="0.106cm" fo:margin-bottom="0cm" style:contextual-spacing="false" fo:line-height="100%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7" style:family="paragraph" style:parent-style-name="Normal">
      <style:paragraph-properties fo:margin-right="0cm" fo:margin-top="0.106cm" fo:margin-bottom="0.212cm" style:contextual-spacing="false" fo:line-height="100%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8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9pt" fo:font-weight="bold" officeooo:rsid="0044d12f" officeooo:paragraph-rsid="0044d12f" style:font-size-asian="9pt" style:font-weight-asian="bold" style:font-name-complex="Arial" style:font-size-complex="9pt" style:font-weight-complex="bold"/>
    </style:style>
    <style:style style:name="P29" style:family="paragraph" style:parent-style-name="Normal">
      <style:paragraph-properties fo:margin-right="0cm" fo:margin-top="0.106cm" fo:margin-bottom="0.212cm" style:contextual-spacing="false" fo:line-height="100%"/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P30" style:family="paragraph" style:parent-style-name="Normal">
      <style:paragraph-properties fo:margin-right="0cm" fo:margin-top="0cm" fo:margin-bottom="0cm" style:contextual-spacing="false" fo:line-height="100%" fo:text-align="start" style:justify-single-word="false"/>
    </style:style>
    <style:style style:name="P31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7e09c"/>
    </style:style>
    <style:style style:name="P32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3f70be"/>
    </style:style>
    <style:style style:name="P33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8dc09"/>
    </style:style>
    <style:style style:name="P34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0bdcb"/>
    </style:style>
    <style:style style:name="P35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069780"/>
    </style:style>
    <style:style style:name="P36" style:family="paragraph" style:parent-style-name="Normal">
      <style:paragraph-properties fo:margin-right="0cm" fo:margin-top="0cm" fo:margin-bottom="0.212cm" style:contextual-spacing="false" fo:line-height="100%"/>
    </style:style>
    <style:style style:name="P37" style:family="paragraph" style:parent-style-name="Normal">
      <style:paragraph-properties fo:margin-right="0cm" fo:margin-top="0.106cm" fo:margin-bottom="0.212cm" style:contextual-spacing="false" fo:line-height="100%"/>
    </style:style>
    <style:style style:name="P38" style:family="paragraph" style:parent-style-name="Normal">
      <style:paragraph-properties fo:margin-right="0cm" fo:margin-top="0cm" fo:margin-bottom="0cm" style:contextual-spacing="false" fo:line-height="100%"/>
    </style:style>
    <style:style style:name="P39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2d097c"/>
    </style:style>
    <style:style style:name="P40" style:family="paragraph" style:parent-style-name="Normal">
      <style:paragraph-properties fo:margin-right="0cm" fo:margin-top="0.212cm" fo:margin-bottom="0.212cm" style:contextual-spacing="false" fo:line-height="100%" fo:text-align="justify" style:justify-single-word="false"/>
      <style:text-properties officeooo:paragraph-rsid="004efac8"/>
    </style:style>
    <style:style style:name="P41" style:family="paragraph" style:parent-style-name="Normal">
      <style:paragraph-properties fo:margin-right="0cm" fo:margin-top="0.106cm" fo:margin-bottom="0.212cm" style:contextual-spacing="false" fo:line-height="100%"/>
      <style:text-properties officeooo:paragraph-rsid="0005f947"/>
    </style:style>
    <style:style style:name="P42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466975"/>
    </style:style>
    <style:style style:name="P43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P44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P45" style:family="paragraph" style:parent-style-name="Normal">
      <style:paragraph-properties fo:margin-right="0cm" fo:margin-top="0.106cm" fo:margin-bottom="0.212cm" style:contextual-spacing="false" fo:line-height="100%"/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46" style:family="paragraph" style:parent-style-name="Normal">
      <style:paragraph-properties fo:margin-right="0cm" fo:margin-top="0cm" fo:margin-bottom="0cm" style:contextual-spacing="false" fo:line-height="100%" fo:text-align="center" style:justify-single-word="false"/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47" style:family="paragraph" style:parent-style-name="Normal">
      <style:paragraph-properties fo:margin-right="0cm" fo:margin-top="0cm" fo:margin-bottom="0.212cm" style:contextual-spacing="false" fo:line-height="100%"/>
      <style:text-properties fo:text-transform="uppercase" style:font-name="Arial" fo:font-size="9pt" style:font-size-asian="9pt" style:font-name-complex="Arial" style:font-size-complex="9pt"/>
    </style:style>
    <style:style style:name="P48" style:family="paragraph" style:parent-style-name="Normal">
      <style:paragraph-properties fo:margin-right="0cm" fo:margin-top="0.106cm" fo:margin-bottom="0.212cm" style:contextual-spacing="false"/>
    </style:style>
    <style:style style:name="P49" style:family="paragraph" style:parent-style-name="Normal">
      <style:paragraph-properties fo:margin-right="0cm" fo:margin-top="0.212cm" fo:margin-bottom="0.212cm" style:contextual-spacing="false"/>
    </style:style>
    <style:style style:name="P50" style:family="paragraph" style:parent-style-name="Normal" style:master-page-name="MP0">
      <style:paragraph-properties fo:margin-right="0cm" style:page-number="auto" fo:break-before="page"/>
      <style:text-properties style:font-name="Arial" fo:font-size="9pt" style:font-size-asian="9pt" style:font-name-complex="Arial" style:font-size-complex="9pt"/>
    </style:style>
    <style:style style:name="P51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</style:style>
    <style:style style:name="P52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53" style:family="paragraph" style:parent-style-name="Parágrafo_20_da_20_Lista" style:list-style-name="L1">
      <style:paragraph-properties fo:margin-left="0.788cm" fo:margin-right="0cm" fo:margin-top="0cm" fo:margin-bottom="0cm" style:contextual-spacing="false" fo:line-height="100%" fo:text-align="start" style:justify-single-word="false" fo:break-before="page">
        <style:tab-stops/>
      </style:paragraph-properties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54" style:family="paragraph" style:parent-style-name="Parágrafo_20_da_20_Lista" style:list-style-name="L4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55" style:family="paragraph" style:parent-style-name="Parágrafo_20_da_20_Lista" style:list-style-name="L5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P56" style:family="paragraph" style:parent-style-name="Parágrafo_20_da_20_Lista" style:list-style-name="L4">
      <style:paragraph-properties fo:margin-right="0cm" fo:margin-top="0cm" fo:margin-bottom="0cm" style:contextual-spacing="false" fo:line-height="100%" fo:text-align="start" style:justify-single-word="false"/>
      <style:text-properties style:font-name="Arial Black" fo:font-size="9pt" fo:font-weight="bold" style:font-size-asian="9pt" style:font-weight-asian="bold" style:font-name-complex="Arial" style:font-size-complex="9pt" style:font-weight-complex="bold" text:display="none"/>
    </style:style>
    <style:style style:name="P57" style:family="paragraph" style:parent-style-name="Parágrafo_20_da_20_Lista" style:list-style-name="L5">
      <style:paragraph-properties fo:margin-right="0cm" fo:margin-top="0cm" fo:margin-bottom="0cm" style:contextual-spacing="false" fo:line-height="100%" fo:text-align="start" style:justify-single-word="false"/>
      <style:text-properties style:font-name="Arial Black" fo:font-size="9pt" fo:font-weight="bold" style:font-size-asian="9pt" style:font-weight-asian="bold" style:font-name-complex="Arial" style:font-size-complex="9pt" style:font-weight-complex="bold" text:display="none"/>
    </style:style>
    <style:style style:name="P58" style:family="paragraph" style:parent-style-name="Parágrafo_20_da_20_Lista" style:list-style-name="L2">
      <style:paragraph-properties fo:margin-right="0cm" fo:margin-top="0cm" fo:margin-bottom="0.212cm" style:contextual-spacing="false"/>
    </style:style>
    <style:style style:name="P59" style:family="paragraph" style:parent-style-name="Parágrafo_20_da_20_Lista" style:list-style-name="L2">
      <style:paragraph-properties fo:margin-right="0cm" fo:margin-top="0cm" fo:margin-bottom="0.212cm" style:contextual-spacing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60" style:family="paragraph" style:parent-style-name="Parágrafo_20_da_20_Lista" style:list-style-name="L3">
      <style:paragraph-properties fo:margin-left="2.039cm" fo:margin-right="0cm" fo:margin-top="0cm" fo:margin-bottom="0.212cm" style:contextual-spacing="false" fo:text-indent="-0.499cm" style:auto-text-indent="false">
        <style:tab-stops/>
      </style:paragraph-properties>
      <style:text-properties style:font-name="Arial" fo:font-size="9pt" style:font-size-asian="9pt" style:font-name-complex="Arial" style:font-size-complex="9pt"/>
    </style:style>
    <style:style style:name="P61" style:family="paragraph" style:parent-style-name="Parágrafo_20_da_20_Lista" style:list-style-name="L3">
      <style:paragraph-properties fo:margin-left="2.039cm" fo:margin-right="0cm" fo:margin-top="0cm" fo:margin-bottom="0.212cm" style:contextual-spacing="false" fo:text-indent="-0.499cm" style:auto-text-indent="false">
        <style:tab-stops/>
      </style:paragraph-properties>
    </style:style>
    <style:style style:name="P62" style:family="paragraph">
      <loext:graphic-properties draw:fill="none"/>
    </style:style>
    <style:style style:name="P63" style:family="paragraph">
      <loext:graphic-properties draw:fill="solid" draw:fill-color="#f8b133" draw:opacity="100%"/>
    </style:style>
    <style:style style:name="P64" style:family="paragraph">
      <loext:graphic-properties draw:fill="solid" draw:fill-color="#273c84" draw:opacity="100%"/>
    </style:style>
    <style:style style:name="T1" style:family="text">
      <style:text-properties style:language-asian="pt" style:country-asian="BR"/>
    </style:style>
    <style:style style:name="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pt" fo:font-weight="bold" officeooo:rsid="00027d90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loext:opacity="100%" style:font-name="Arial" fo:font-size="10pt" fo:font-weight="bold" officeooo:rsid="003f70be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fo:font-weight="bold" officeooo:rsid="0005f947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loext:opacity="100%" style:font-name="Arial" fo:font-size="10pt" fo:font-weight="bold" officeooo:rsid="0040bdcb" style:font-size-asian="10pt" style:font-weight-asian="bold" style:font-name-complex="Arial" style:font-size-complex="10pt" style:font-weight-complex="bold"/>
    </style:style>
    <style:style style:name="T7" style:family="text">
      <style:text-properties officeooo:rsid="0044d12f"/>
    </style:style>
    <style:style style:name="T8" style:family="text">
      <style:text-properties officeooo:rsid="00524ef2"/>
    </style:style>
    <style:style style:name="T9" style:family="text">
      <style:text-properties officeooo:rsid="0047e09c"/>
    </style:style>
    <style:style style:name="T10" style:family="text">
      <style:text-properties style:font-name="Arial" fo:font-size="8pt" style:font-size-asian="8pt" style:font-name-complex="Arial" style:font-size-complex="8pt"/>
    </style:style>
    <style:style style:name="T11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2" style:family="text">
      <style:text-properties style:font-name="Arial" fo:font-size="9pt" style:font-size-asian="9pt" style:font-name-complex="Arial" style:font-size-complex="9pt"/>
    </style:style>
    <style:style style:name="T13" style:family="text">
      <style:text-properties style:font-name="Arial" fo:font-size="9pt" officeooo:rsid="002d097c" style:font-size-asian="9pt" style:font-name-complex="Arial" style:font-size-complex="9pt"/>
    </style:style>
    <style:style style:name="T14" style:family="text">
      <style:text-properties style:font-name="Arial" fo:font-size="9pt" officeooo:rsid="00524ef2" style:font-size-asian="9pt" style:font-name-complex="Arial" style:font-size-complex="9pt"/>
    </style:style>
    <style:style style:name="T15" style:family="text">
      <style:text-properties style:font-name="Arial" fo:font-size="9pt" officeooo:rsid="0005f947" style:font-size-asian="9pt" style:font-name-complex="Arial" style:font-size-complex="9pt"/>
    </style:style>
    <style:style style:name="T16" style:family="text">
      <style:text-properties style:font-name="Arial" fo:font-size="9pt" officeooo:rsid="000dedcc" style:font-size-asian="9pt" style:font-name-complex="Arial" style:font-size-complex="9pt"/>
    </style:style>
    <style:style style:name="T17" style:family="text">
      <style:text-properties style:font-name="Arial" fo:font-size="9pt" officeooo:rsid="00069780" style:font-size-asian="9pt" style:font-name-complex="Arial" style:font-size-complex="9pt"/>
    </style:style>
    <style:style style:name="T18" style:family="text">
      <style:text-properties style:font-name="Arial" fo:font-size="9pt" fo:font-weight="normal" officeooo:rsid="002d097c" style:font-size-asian="9pt" style:font-weight-asian="normal" style:font-name-complex="Arial" style:font-size-complex="9pt" style:font-weight-complex="normal"/>
    </style:style>
    <style:style style:name="T19" style:family="text">
      <style:text-properties style:font-name="Arial" fo:font-size="9pt" style:text-underline-style="solid" style:text-underline-width="auto" style:text-underline-color="font-color" fo:font-weight="bold" officeooo:rsid="00466975" style:font-size-asian="9pt" style:font-weight-asian="bold" style:font-name-complex="Arial" style:font-size-complex="9pt" style:font-weight-complex="bold"/>
    </style:style>
    <style:style style:name="T20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21" style:family="text"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T22" style:family="text">
      <style:text-properties officeooo:rsid="00466975"/>
    </style:style>
    <style:style style:name="T23" style:family="text">
      <style:text-properties officeooo:rsid="0054bd18"/>
    </style:style>
    <style:style style:name="T24" style:family="text">
      <style:text-properties officeooo:rsid="0048dc09"/>
    </style:style>
    <style:style style:name="T25" style:family="text">
      <style:text-properties style:font-name="Arial Black" fo:font-size="9pt" fo:font-weight="bold" style:font-size-asian="9pt" style:font-weight-asian="bold" style:font-name-complex="Arial" style:font-size-complex="9pt" style:font-weight-complex="bold"/>
    </style:style>
    <style:style style:name="T26" style:family="text">
      <style:text-properties style:font-name="Arial Black" fo:font-size="9pt" style:font-size-asian="9pt" style:font-size-complex="9pt"/>
    </style:style>
    <style:style style:name="T27" style:family="text">
      <style:text-properties fo:text-transform="uppercase" style:font-name="Arial" fo:font-size="9pt" style:font-size-asian="9pt" style:font-name-complex="Arial" style:font-size-complex="9pt"/>
    </style:style>
    <style:style style:name="T28" style:family="text">
      <style:text-properties officeooo:rsid="003f70be"/>
    </style:style>
    <style:style style:name="T29" style:family="text">
      <style:text-properties officeooo:rsid="0052e3fe"/>
    </style:style>
    <style:style style:name="T30" style:family="text">
      <style:text-properties officeooo:rsid="0023421d"/>
    </style:style>
    <style:style style:name="T31" style:family="text">
      <style:text-properties officeooo:rsid="00084d0f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57f464"/>
    </style:style>
    <style:style style:name="T34" style:family="text">
      <style:text-properties officeooo:rsid="0059c009"/>
    </style:style>
    <style:style style:name="T35" style:family="text">
      <style:text-properties officeooo:rsid="005a67d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7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Em atendimento à legislação vigente, o presente documento visa analisar a viabilidade da contratação, para subsidiar a elaboração do Termo de Referência ou Projeto Básico, de forma a atender às necessidades da Administração, nos termos do art. 18, § 1º, da Lei Federal nº 14.133/2021.</text:p>
      <table:table table:name="Tabela4" table:style-name="Tabela4">
        <table:table-column table:style-name="Tabela4.A" table:number-columns-repeated="2"/>
        <table:table-row table:style-name="Tabela4.1">
          <table:table-cell table:style-name="Tabela4.A1" table:number-columns-spanned="2" office:value-type="string">
            <text:list text:style-name="L1">
              <text:list-item>
                <text:p text:style-name="P51"><text:span text:style-name="Fonte_20_parág._20_padrão"><text:span text:style-name="T25">I</text:span></text:span><text:span text:style-name="Fonte_20_parág._20_padrão"><text:span text:style-name="T26">DENTIFICAÇÃO DA ÁREA REQUISITANTE</text:span></text:span></text:p>
              </text:list-item>
            </text:list>
          </table:table-cell>
          <table:covered-table-cell/>
        </table:table-row>
        <table:table-row table:style-name="Tabela4.2">
          <table:table-cell table:style-name="Tabela4.A2" table:number-columns-spanned="2" office:value-type="string">
            <text:p text:style-name="P45">SETOR REQUISITANTE</text:p>
            <text:p text:style-name="P36"><text:span text:style-name="Fonte_20_parág._20_padrão"><text:span text:style-name="T27">SECRETARIA DE CIÊNCIA, TECNOLOGIA E INOVAÇÃO</text:span></text:span></text:p>
          </table:table-cell>
          <table:covered-table-cell/>
        </table:table-row>
        <table:table-row table:style-name="Tabela4.2">
          <table:table-cell table:style-name="Tabela4.A3" table:number-columns-spanned="2" office:value-type="string">
            <text:p text:style-name="P45">RESPONSÁVEL PELA SOLICITAÇÃO DE DEMANDA</text:p>
            <text:p text:style-name="P47">IGOR LIMA FREIRE OLIVEIRA</text:p>
          </table:table-cell>
          <table:covered-table-cell/>
        </table:table-row>
        <table:table-row table:style-name="Tabela4.2">
          <table:table-cell table:style-name="Tabela4.A4" table:number-columns-spanned="2" office:value-type="string">
            <text:p text:style-name="P45">CARGO</text:p>
            <text:p text:style-name="P37"><text:span text:style-name="Fonte_20_parág._20_padrão"><text:span text:style-name="T27">SECRETÁRIO DE CIÊNCIA, TECNOLOGIA E INOVAÇÃO</text:span></text:span></text:p>
          </table:table-cell>
          <table:covered-table-cell/>
        </table:table-row>
        <table:table-row table:style-name="Tabela4.2">
          <table:table-cell table:style-name="Tabela4.A5" office:value-type="string">
            <text:p text:style-name="P37"><text:span text:style-name="Fonte_20_parág._20_padrão"><text:span text:style-name="T25">E-MAIL INSTITUCIONAL</text:span></text:span></text:p>
            <text:p text:style-name="P36"><text:span text:style-name="Fonte_20_parág._20_padrão"><text:span text:style-name="T12">secti@assai.pr.gov.br</text:span></text:span></text:p>
          </table:table-cell>
          <table:table-cell table:style-name="Tabela4.B5" office:value-type="string">
            <text:p text:style-name="P45">TELEFONE DE CONTATO</text:p>
            <text:p text:style-name="P38"><text:span text:style-name="Fonte_20_parág._20_padrão"><text:span text:style-name="T12">(43) 3262-8306</text:span></text:span></text:p>
          </table:table-cell>
        </table:table-row>
      </table:table>
      <text:p text:style-name="P9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list text:continue-numbering="true" text:style-name="L1">
              <text:list-item>
                <text:p text:style-name="P52">INFORMAÇÕES DA DEMANDA</text:p>
              </text:list-item>
            </text:list>
          </table:table-cell>
          <table:covered-table-cell/>
        </table:table-row>
        <table:table-row table:style-name="Tabela5.1">
          <table:table-cell table:style-name="Tabela5.A2" office:value-type="string">
            <text:p text:style-name="P14">Nº do processo administrativo anterior:</text:p>
          </table:table-cell>
          <table:table-cell table:style-name="Tabela5.B2" office:value-type="string">
            <text:p text:style-name="P24">Não se aplica.</text:p>
          </table:table-cell>
        </table:table-row>
        <table:table-row table:style-name="Tabela5.1">
          <table:table-cell table:style-name="Tabela5.A3" office:value-type="string">
            <text:p text:style-name="P14">Modalidade adotada na contratação anterior, se for o caso:</text:p>
          </table:table-cell>
          <table:table-cell table:style-name="Tabela5.B3" office:value-type="string">
            <text:p text:style-name="P24">Não se aplica.</text:p>
          </table:table-cell>
        </table:table-row>
        <table:table-row table:style-name="Tabela5.1">
          <table:table-cell table:style-name="Tabela5.A4" office:value-type="string">
            <text:p text:style-name="P14">Gestor da Ata de Registro de Preços</text:p>
          </table:table-cell>
          <table:table-cell table:style-name="Tabela5.B4" office:value-type="string">
            <text:p text:style-name="P24">Eduardo Nóbrega Simões</text:p>
          </table:table-cell>
        </table:table-row>
        <table:table-row table:style-name="Tabela5.1">
          <table:table-cell table:style-name="Tabela5.A5" office:value-type="string">
            <text:p text:style-name="P14">Servidor responsável para auxiliar no planejamento da contratação:</text:p>
          </table:table-cell>
          <table:table-cell table:style-name="Tabela5.B5" office:value-type="string">
            <text:p text:style-name="P24">Igor Lima Freire Oliveira</text:p>
          </table:table-cell>
        </table:table-row>
        <table:table-row table:style-name="Tabela5.1">
          <table:table-cell table:style-name="Tabela5.A6" office:value-type="string">
            <text:p text:style-name="P14">Fiscal(is) do contrato indicado(s) pelo ordenador de despesas:</text:p>
          </table:table-cell>
          <table:table-cell table:style-name="Tabela5.B6" office:value-type="string">
            <text:p text:style-name="P24"><text:span text:style-name="T28">João Guilherme Moreira</text:span> </text:p>
          </table:table-cell>
        </table:table-row>
        <table:table-row table:style-name="Tabela5.1">
          <table:table-cell table:style-name="Tabela5.A7" office:value-type="string">
            <text:p text:style-name="P14">Gestor do contrato indicado pelo ordenador de despesas:</text:p>
          </table:table-cell>
          <table:table-cell table:style-name="Tabela5.B7" office:value-type="string">
            <text:p text:style-name="P24">Eduardo Nóbrega Simões</text:p>
          </table:table-cell>
        </table:table-row>
        <table:table-row table:style-name="Tabela5.1">
          <table:table-cell table:style-name="Tabela5.A8" office:value-type="string">
            <text:p text:style-name="P14">Nº do Contrato ou Ata de Registro de Preços da contratação anterior:</text:p>
          </table:table-cell>
          <table:table-cell table:style-name="Tabela5.B8" office:value-type="string">
            <text:p text:style-name="P24">Não se aplica.</text:p>
          </table:table-cell>
        </table:table-row>
        <table:table-row table:style-name="Tabela5.1">
          <table:table-cell table:style-name="Tabela5.A9" office:value-type="string">
            <text:p text:style-name="P14">Encerramento da vigência do instrumento anterior, se for o caso:</text:p>
          </table:table-cell>
          <table:table-cell table:style-name="Tabela5.B9" office:value-type="string">
            <text:p text:style-name="P24">Não se aplica.</text:p>
          </table:table-cell>
        </table:table-row>
        <table:table-row table:style-name="Tabela5.1">
          <table:table-cell table:style-name="Tabela5.A10" office:value-type="string">
            <text:p text:style-name="P14">Licitação anterior executada:</text:p>
          </table:table-cell>
          <table:table-cell table:style-name="Tabela5.B10" office:value-type="string">
            <text:p text:style-name="P24">Não se aplica.</text:p>
          </table:table-cell>
        </table:table-row>
        <table:table-row table:style-name="Tabela5.1">
          <table:table-cell table:style-name="Tabela5.A11" office:value-type="string">
            <text:p text:style-name="P14"><text:soft-page-break/>Pontos de melhoria sugeridos na licitação anterior:</text:p>
          </table:table-cell>
          <table:table-cell table:style-name="Tabela5.B11" office:value-type="string">
            <text:p text:style-name="P24">Não se aplica.</text:p>
          </table:table-cell>
        </table:table-row>
        <table:table-row table:style-name="Tabela5.1">
          <table:table-cell table:style-name="Tabela5.A12" office:value-type="string">
            <text:p text:style-name="P14">Prazo sugerido para a contratação:</text:p>
          </table:table-cell>
          <table:table-cell table:style-name="Tabela5.B12" office:value-type="string">
            <text:p text:style-name="P24">12 meses.</text:p>
          </table:table-cell>
        </table:table-row>
        <table:table-row table:style-name="Tabela5.1">
          <table:table-cell table:style-name="Tabela5.A13" office:value-type="string">
            <text:p text:style-name="P14">Prazo de entrega ou de execução do(s) serviço(s)</text:p>
          </table:table-cell>
          <table:table-cell table:style-name="Tabela5.B13" office:value-type="string">
            <text:p text:style-name="P28">7 dias</text:p>
          </table:table-cell>
        </table:table-row>
        <table:table-row table:style-name="Tabela5.1">
          <table:table-cell table:style-name="Tabela5.A14" office:value-type="string">
            <text:p text:style-name="P14">Fonte de Recursos:</text:p>
          </table:table-cell>
          <table:table-cell table:style-name="Tabela5.B14" office:value-type="string">
            <text:p text:style-name="P24">Tesouro Municipal</text:p>
          </table:table-cell>
        </table:table-row>
        <table:table-row table:style-name="Tabela5.1">
          <table:table-cell table:style-name="Tabela5.A15" office:value-type="string">
            <text:p text:style-name="P14">Indicação da dotação orçamentária (exceto em registros de preços):</text:p>
          </table:table-cell>
          <table:table-cell table:style-name="Tabela5.B15" office:value-type="string">
            <text:p text:style-name="P24">Giseli Gomes de Souza</text:p>
          </table:table-cell>
        </table:table-row>
        <table:table-row table:style-name="Tabela5.1">
          <table:table-cell table:style-name="Tabela5.A16" office:value-type="string">
            <text:p text:style-name="P14">Legislação Especial sobre o Objeto:</text:p>
          </table:table-cell>
          <table:table-cell table:style-name="Tabela5.B16" office:value-type="string">
            <text:p text:style-name="P24">Não se aplica.</text:p>
          </table:table-cell>
        </table:table-row>
        <table:table-row table:style-name="Tabela5.1">
          <table:table-cell table:style-name="Tabela5.A17" office:value-type="string">
            <text:p text:style-name="P14">Regime regente da licitação:</text:p>
          </table:table-cell>
          <table:table-cell table:style-name="Tabela5.B17" office:value-type="string">
            <text:p text:style-name="P24">Lei Federal nº 14.133/2021</text:p>
          </table:table-cell>
        </table:table-row>
        <table:table-row table:style-name="Tabela5.1">
          <table:table-cell table:style-name="Tabela5.A18" office:value-type="string">
            <text:p text:style-name="P14">O objeto solicitado tem relação com a frota de veículos do município?</text:p>
          </table:table-cell>
          <table:table-cell table:style-name="Tabela5.B18" office:value-type="string">
            <text:p text:style-name="P24">Não</text:p>
          </table:table-cell>
        </table:table-row>
      </table:table>
      <text:p text:style-name="P9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list text:continue-numbering="true" text:style-name="L1">
              <text:list-item>
                <text:p text:style-name="P52">OBJETO</text:p>
              </text:list-item>
            </text:list>
          </table:table-cell>
        </table:table-row>
        <table:table-row table:style-name="Tabela6.2">
          <table:table-cell table:style-name="Tabela6.A2" office:value-type="string">
            <text:p text:style-name="P39"><text:span text:style-name="Fonte_20_parág._20_padrão"><text:span text:style-name="T13">a contratação de empresa especializada para locação de brinquedos infláveis, incluindo transporte, montagem, instalação, acompanhamento operacional e desmontagem, destinados à utilização durante a Expo</text:span></text:span><text:span text:style-name="Fonte_20_parág._20_padrão"><text:span text:style-name="T14">Asa</text:span></text:span></text:p>
          </table:table-cell>
        </table:table-row>
      </table:table>
      <text:p text:style-name="P9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list text:continue-numbering="true" text:style-name="L1">
              <text:list-item>
                <text:p text:style-name="P52">JUSTIFICATIVA / NECESSIDADE DA CONTRATAÇÃO</text:p>
              </text:list-item>
            </text:list>
          </table:table-cell>
        </table:table-row>
        <table:table-row table:style-name="Tabela7.2">
          <table:table-cell table:style-name="Tabela7.A2" office:value-type="string">
            <text:p text:style-name="P40"><text:span text:style-name="Fonte_20_parág._20_padrão"><text:span text:style-name="T18">A contratação de empresa especializada para locação de brinquedos infláveis justifica-se pela necessidade de oferecer estrutura recreativa adequada ao público infantil durante a realização da ExpoAsa, contribuindo para tornar o evento mais atrativo, organizado e inclusivo para as famílias participantes. A disponibilização de atividades recreativas promove a integração social, amplia o tempo de permanência do público no evento e agrega valor à programação, fortalecendo o caráter cultural, social e comunitário da iniciativa. Além disso, a contratação de empresa especializada garante que os equipamentos estejam em conformidade com as normas de segurança, devidamente instalados e acompanhados por profissionais capacitados, reduzindo riscos e assegurando a integridade dos usuários.</text:span></text:span></text:p>
          </table:table-cell>
        </table:table-row>
      </table:table>
      <text:p text:style-name="P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table:number-columns-spanned="5" office:value-type="string">
            <text:list text:continue-numbering="true" text:style-name="L1">
              <text:list-item>
                <text:p text:style-name="P53">DAS ESPECIFICAÇÕES TÉCNICA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25">ITEM</text:p>
          </table:table-cell>
          <table:table-cell table:style-name="Tabela8.A2" office:value-type="string">
            <text:p text:style-name="P25">PRODUTO / SERVIÇO</text:p>
          </table:table-cell>
          <table:table-cell table:style-name="Tabela8.A2" office:value-type="string">
            <text:p text:style-name="P25">UND</text:p>
          </table:table-cell>
          <table:table-cell table:style-name="Tabela8.A2" office:value-type="string">
            <text:p text:style-name="P25">QTDE</text:p>
          </table:table-cell>
          <table:table-cell table:style-name="Tabela8.A2" office:value-type="string">
            <text:p text:style-name="P25">DETALHAMENTO</text:p>
          </table:table-cell>
        </table:table-row>
        <table:table-row table:style-name="Tabela8.3">
          <table:table-cell table:style-name="Tabela8.A3" office:value-type="string">
            <text:p text:style-name="P17">01</text:p>
          </table:table-cell>
          <table:table-cell table:style-name="Tabela8.B3" office:value-type="string">
            <text:p text:style-name="P18">LOCAÇÃO DE BRINQUEDO INFLÁVEL TIPO TOBOGÃ INSTALADO. (UND)</text:p>
          </table:table-cell>
          <table:table-cell table:style-name="Tabela8.C3" office:value-type="string">
            <text:p text:style-name="P17">DIA</text:p>
          </table:table-cell>
          <table:table-cell table:style-name="Tabela8.D3" office:value-type="string">
            <text:p text:style-name="P17">2</text:p>
          </table:table-cell>
          <table:table-cell table:style-name="Tabela8.E3" office:value-type="string">
            <text:p text:style-name="P19"><text:span text:style-name="T29">A</text:span> <text:span text:style-name="T29">locação </text:span>de brinquedo inflável tipo tobogã, devidamente instalado, incluindo transporte, montagem, fixação, acompanhamento durante o período de utilização e desmontagem ao término do evento. O brinquedo deverá ser confeccionado em material resistente, próprio para uso recreativo infantil, possuir estrutura estável, sistema de inflagem contínua com motor soprador adequado, pontos de ancoragem seguros e proteções laterais que garantam a segurança dos usuários. Deverá ser entregue em perfeitas condições de uso, higienizado e em conformidade com as normas de segurança aplicáveis.</text:p>
          </table:table-cell>
        </table:table-row>
        <table:table-row table:style-name="Tabela8.3">
          <table:table-cell table:style-name="Tabela8.A4" office:value-type="string">
            <text:p text:style-name="P17">02</text:p>
          </table:table-cell>
          <table:table-cell table:style-name="Tabela8.B4" office:value-type="string">
            <text:p text:style-name="P20">LOCAÇÃO DE BRINQUEDO INFLÁEL CASTELO COM</text:p>
            <text:p text:style-name="P20"><text:s/>ESCORREGADOR. (UND<text:span text:style-name="T29">)</text:span></text:p>
          </table:table-cell>
          <table:table-cell table:style-name="Tabela8.C4" office:value-type="string">
            <text:p text:style-name="P17">DIA</text:p>
          </table:table-cell>
          <table:table-cell table:style-name="Tabela8.D4" office:value-type="string">
            <text:p text:style-name="P17">2</text:p>
          </table:table-cell>
          <table:table-cell table:style-name="Tabela8.E4" office:value-type="string">
            <text:p text:style-name="P19"><text:span text:style-name="T29">L</text:span>ocação de brinquedo inflável tipo castelo com escorregador, devidamente instalado, incluindo transporte, montagem, fixação, acompanhamento operacional durante o período de utilização e desmontagem ao término do evento. O brinquedo deverá ser confeccionado em material resistente e de alta durabilidade, próprio para uso recreativo infantil, contendo área interna para salto e escorregador acoplado, com laterais teladas ou protegidas, garantindo ventilação e visibilidade. Deverá possuir costuras reforçadas, sistema de inflagem contínua por meio de motor soprador adequado e pontos de ancoragem que assegurem estabilidade e segurança durante o uso.<text:line-break/>O equipamento deverá ser entregue higienizado, em perfeitas condições de funcionamento e em conformidade com as normas de segurança aplicáveis, sendo de responsabilidade da contratada assegurar a correta instalação e integridade do brinquedo durante todo o período contratado.</text:p>
          </table:table-cell>
        </table:table-row>
        <table:table-row table:style-name="Tabela8.3">
          <table:table-cell table:style-name="Tabela8.A5" office:value-type="string">
            <text:p text:style-name="P17">03</text:p>
          </table:table-cell>
          <table:table-cell table:style-name="Tabela8.B5" office:value-type="string">
            <text:p text:style-name="P20">LOCAÇÃO DE BRINQUEDO INFLÁVEL PULA PULA COM PISCINA DE BOLINHAS INSTALADO. <text:span text:style-name="T8">(</text:span>UND)</text:p>
          </table:table-cell>
          <table:table-cell table:style-name="Tabela8.C5" office:value-type="string">
            <text:p text:style-name="P17">DIA</text:p>
          </table:table-cell>
          <table:table-cell table:style-name="Tabela8.D5" office:value-type="string">
            <text:p text:style-name="P17">2</text:p>
          </table:table-cell>
          <table:table-cell table:style-name="Tabela8.E5" office:value-type="string">
            <text:p text:style-name="P19"><text:span text:style-name="T29">L</text:span>ocação de brinquedo inflável tipo pula-pula com piscina de bolinhas, devidamente instalado, incluindo transporte, montagem, fixação, acompanhamento durante o período de utilização e desmontagem ao término do evento. O brinquedo deverá ser confeccionado em material vinílico resistente e de alta durabilidade, contendo área destinada a salto e espaço integrado com piscina de bolinhas, preenchida com quantidade suficiente de bolinhas plásticas atóxicas e em boas condições de uso. Deverá possuir laterais teladas ou protegidas, costuras reforçadas, sistema de inflagem <text:soft-page-break/>contínua por meio de motor soprador adequado e pontos de ancoragem que garantam estabilidade e segurança.</text:p>
          </table:table-cell>
        </table:table-row>
      </table:table>
      <text:p text:style-name="P9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list text:continue-numbering="true" text:style-name="L1">
              <text:list-item>
                <text:p text:style-name="P53">DOS REQUISITOS DA CONTRATAÇÃO</text:p>
              </text:list-item>
            </text:list>
          </table:table-cell>
        </table:table-row>
        <table:table-row table:style-name="Tabela9.2">
          <table:table-cell table:style-name="Tabela9.A2" office:value-type="string">
            <text:p text:style-name="P45">DA MODALIDADE DE LICITAÇÃO</text:p>
            <text:p text:style-name="P36"><text:span text:style-name="Fonte_20_parág._20_padrão"><text:span text:style-name="T12">Recomenda-se que a licitação seja realizada por meio de </text:span></text:span><text:span text:style-name="Fonte_20_parág._20_padrão"><text:span text:style-name="T19">Dispensa de Licitação</text:span></text:span></text:p>
          </table:table-cell>
        </table:table-row>
        <table:table-row table:style-name="Tabela9.2">
          <table:table-cell table:style-name="Tabela9.A3" office:value-type="string">
            <text:p text:style-name="P45">DO PRAZO </text:p>
            <text:p text:style-name="P21">A empresa deverá realizar a entrega em até <text:span text:style-name="T30">2</text:span><text:span text:style-name="T31"> a </text:span><text:span text:style-name="T30">3</text:span> <text:span text:style-name="T32">dias a contar da data do recebimento da solicitação de fornecimento.</text:span></text:p>
          </table:table-cell>
        </table:table-row>
        <table:table-row table:style-name="Tabela9.2">
          <table:table-cell table:style-name="Tabela9.A4" office:value-type="string">
            <text:p text:style-name="P45">DO LOCAL PARA REALIZAÇÃO DO(S) SERVIÇO(S) OU ENTREGA DO(S) PRODUTO(S)</text:p>
            <text:p text:style-name="P41"><text:span text:style-name="Fonte_20_parág._20_padrão"><text:span text:style-name="T15">Deverá ser entregue na Secretaria de Ciência, Tecnologia e Inovação, localizada na Rua Edgar Bardal, s/n (anexo ao CEEP) – Conjunto Eldorado, </text:span></text:span><text:span text:style-name="Fonte_20_parág._20_padrão"><text:span text:style-name="T16">Assaí – PR, CEP 86220-000.</text:span></text:span></text:p>
          </table:table-cell>
        </table:table-row>
        <table:table-row table:style-name="Tabela9.2">
          <table:table-cell table:style-name="Tabela9.A5" office:value-type="string">
            <text:p text:style-name="P45">DA VIGÊNCIA DO CONTRATO</text:p>
            <text:p text:style-name="P41"><text:span text:style-name="Fonte_20_parág._20_padrão"><text:span text:style-name="T15">12 meses.</text:span></text:span></text:p>
          </table:table-cell>
        </table:table-row>
        <table:table-row table:style-name="Tabela9.2">
          <table:table-cell table:style-name="Tabela9.A6" office:value-type="string">
            <text:p text:style-name="P45">DAS RESPONSABILIDADES DA EMPRESA CONTRATADA</text:p>
            <text:p text:style-name="P10">Recomenda-se que a empresa contratada tenhas as seguintes responsabilidades contratuais:</text:p>
            <text:list text:style-name="L2">
              <text:list-item>
                <text:p text:style-name="P59">Todas as despesas de impostos ocorrerão por conta da contratada;</text:p>
              </text:list-item>
              <text:list-item>
                <text:p text:style-name="P58"><text:span text:style-name="Fonte_20_parág._20_padrão"><text:span text:style-name="T20">A contratada deverá cumprir todas as obrigações constantes no Termo de Referência, seus anexos e sua proposta, assumindo com exclusividade seus riscos e as despesas decorrentes da boa e perfeita execução do objeto e, ainda:</text:span></text:span></text:p>
              </text:list-item>
            </text:list>
            <text:list text:style-name="L3">
              <text:list-item>
                <text:p text:style-name="P60">Executar o objeto de forma qualitativa, conforme especificações e demandas da Secretaria Municipal de Ciência, Tecnologia e Inovação, conforme o Termo de Referência e seus anexos, acompanhado da respectiva nota fiscal, na qual constará a indicação do serviço realizado;</text:p>
              </text:list-item>
              <text:list-item>
                <text:p text:style-name="P60">Responsabilizar-se pelos vícios e danos decorrentes do objeto, de acordo com os artigos 12, 13 e 17 a 27, do Código de Defesa do Consumidor (Lei nº 8.078/90);</text:p>
              </text:list-item>
              <text:list-item>
                <text:p text:style-name="P60">Comunicar à contratante, no prazo máximo de 48 (quarenta e oito) horas que antecede a data da prestação dos serviços, os motivos que impossibilitem o cumprimento do prazo previsto, com a devida comprovação;</text:p>
              </text:list-item>
              <text:list-item>
                <text:p text:style-name="P60">Manter, durante toda a execução do serviço, em compatibilidade com as obrigações assumidas, todas as condições de habilitação e qualificação exigidas na licitação;</text:p>
              </text:list-item>
              <text:list-item>
                <text:p text:style-name="P61"><text:soft-page-break/><text:span text:style-name="Fonte_20_parág._20_padrão"><text:span text:style-name="T12">Indicar preposto para representá-la durante a execução do serviço.</text:span></text:span></text:p>
              </text:list-item>
            </text:list>
          </table:table-cell>
        </table:table-row>
        <table:table-row table:style-name="Tabela9.2">
          <table:table-cell table:style-name="Tabela9.A7" office:value-type="string">
            <text:p text:style-name="P45">DO PRAZO PARA PAGAMENTO</text:p>
            <text:p text:style-name="P15">Conforme o Decreto Municipal nº 034/2023, art. 17:</text:p>
            <text:p text:style-name="P29">“I – 10 (dez dias) úteis para a liquidação da despesa, a contar do recebimento da nota fiscal ou instrumento de cobrança equivalente pela Administração;</text:p>
            <text:p text:style-name="P37"><text:span text:style-name="Fonte_20_parág._20_padrão"><text:span text:style-name="T21">II – 10 (dez dias) úteis pra pagamento, a contar da liquidação da despesa.”</text:span></text:span></text:p>
          </table:table-cell>
        </table:table-row>
        <table:table-row table:style-name="Tabela9.2">
          <table:table-cell table:style-name="Tabela9.A8" office:value-type="string">
            <text:p text:style-name="P45">DO PLANO DE FISCALIZAÇÃO</text:p>
            <text:p text:style-name="P48"><text:span text:style-name="Fonte_20_parág._20_padrão"><text:span text:style-name="T12">O fiscal designado através de ato interno do Município constara do contrato e deverá registrar todas as ocorrências e as deficiências verificadas na execução do objeto e validar/concordar com os dados relatados no Relatório de Prestação de Serviços, sugerindo notificação à empresa, quando for o caso, objetivando a imediata correção das irregularidades apontadas. Cabe ao fiscal de contrato receber os materiais/serviços conforme a Ordem de Autorização de Fornecimento, assinando no anverso das respectivas Notas Fiscais.</text:span></text:span></text:p>
          </table:table-cell>
        </table:table-row>
      </table:table>
      <text:p text:style-name="P9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list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4">DO VALOR ESTIMADO DA CONTRATAÇÃO</text:p>
              </text:list-item>
            </text:list>
          </table:table-cell>
        </table:table-row>
        <table:table-row table:style-name="Tabela10.2">
          <table:table-cell table:style-name="Tabela10.A2" office:value-type="string">
            <text:p text:style-name="P30"><text:span text:style-name="Fonte_20_parág._20_padrão"><text:span text:style-name="T12">Não se aplica.</text:span></text:span></text:p>
          </table:table-cell>
        </table:table-row>
      </table:table>
      <text:p text:style-name="P9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list xml:id="list83640722196976" text:continue-numbering="true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1994202331" text:style-name="L5"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7"/>
              </text:list-item>
              <text:list-item>
                <text:p text:style-name="P55">DA SOLUÇÃO DE MERCADO</text:p>
              </text:list-item>
            </text:list>
          </table:table-cell>
        </table:table-row>
        <table:table-row table:style-name="Tabela11.2">
          <table:table-cell table:style-name="Tabela11.A2" office:value-type="string">
            <text:p text:style-name="P30"><text:span text:style-name="Fonte_20_parág._20_padrão"><text:span text:style-name="T12">Não se aplica.</text:span></text:span></text:p>
          </table:table-cell>
        </table:table-row>
      </table:table>
      <text:p text:style-name="P9"/>
      <text:p text:style-name="P9"/>
      <text:p text:style-name="P9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list xml:id="list83639985646224" text:continue-list="list83640722196976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3640325981028" text:continue-list="list1994202331" text:style-name="L5">
              <text:list-item>
                <text:p text:style-name="P55">DO PROPÓSITO DA CONTRATAÇÃO</text:p>
              </text:list-item>
            </text:list>
          </table:table-cell>
        </table:table-row>
        <table:table-row table:style-name="Tabela12.2">
          <table:table-cell table:style-name="Tabela12.A2" office:value-type="string">
            <text:p text:style-name="P42"><text:span text:style-name="Fonte_20_parág._20_padrão"><text:span text:style-name="T12">O propósito da contratação é disponibilizar estrutura recreativa adequada ao público infantil durante a realização do evento, proporcionando atividade de lazer segura, organizada e supervisionada. A locação dos brinquedos infláveis </text:span></text:span><text:soft-page-break/><text:span text:style-name="Fonte_20_parág._20_padrão"><text:span text:style-name="T12">visa ampliar as opções de entretenimento, favorecer a participação das famílias e contribuir para um ambiente mais atrativo e acolhedor.</text:span></text:span></text:p>
          </table:table-cell>
        </table:table-row>
      </table:table>
      <text:p text:style-name="P9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list xml:id="list83640733275974" text:continue-list="list83639985646224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3640796215462" text:continue-list="list83640325981028" text:style-name="L5">
              <text:list-item>
                <text:p text:style-name="P55">PARCELAMENTO DO OBJETO DA LICITAÇÃO</text:p>
              </text:list-item>
            </text:list>
          </table:table-cell>
        </table:table-row>
        <table:table-row table:style-name="Tabela13.2">
          <table:table-cell table:style-name="Tabela13.A2" office:value-type="string">
            <text:p text:style-name="P35"><text:span text:style-name="Fonte_20_parág._20_padrão"><text:span text:style-name="T17">Separação por item.</text:span></text:span></text:p>
          </table:table-cell>
        </table:table-row>
      </table:table>
      <text:p text:style-name="P9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list xml:id="list83639291550346" text:continue-list="list83640733275974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3640050155901" text:continue-list="list83640796215462" text:style-name="L5">
              <text:list-item>
                <text:p text:style-name="P55">DEMONSTRATIVO DO RESULTADO PRETENDIDO </text:p>
              </text:list-item>
            </text:list>
          </table:table-cell>
        </table:table-row>
        <table:table-row table:style-name="Tabela15.2">
          <table:table-cell table:style-name="Tabela15.A2" office:value-type="string">
            <text:p text:style-name="P30"><text:span text:style-name="Fonte_20_parág._20_padrão"><text:span text:style-name="T12">Não se aplica.</text:span></text:span></text:p>
          </table:table-cell>
        </table:table-row>
      </table:table>
      <text:p text:style-name="P9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list xml:id="list83640497829162" text:continue-list="list83639291550346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3639488085863" text:continue-list="list83640050155901" text:style-name="L5">
              <text:list-item>
                <text:p text:style-name="P55">DA PROVIDÊNCIA PARA ADEQUAÇÃO DO AMBIENTE DO ÓRGÃO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p text:style-name="P30"><text:span text:style-name="Fonte_20_parág._20_padrão"><text:span text:style-name="T12">Não há necessidade de providência prévia.</text:span></text:span></text:p>
          </table:table-cell>
        </table:table-row>
      </table:table>
      <text:p text:style-name="P9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list xml:id="list83641313225996" text:continue-list="list83640497829162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3639713275096" text:continue-list="list83639488085863" text:style-name="L5">
              <text:list-item>
                <text:p text:style-name="P55">DAS CONTRATAÇÕES CORRELATAS</text:p>
              </text:list-item>
            </text:list>
          </table:table-cell>
        </table:table-row>
        <table:table-row table:style-name="Tabela17.2">
          <table:table-cell table:style-name="Tabela17.A2" office:value-type="string">
            <text:p text:style-name="P30"><text:span text:style-name="Fonte_20_parág._20_padrão"><text:span text:style-name="T12">Não há contratação anterior.</text:span></text:span></text:p>
          </table:table-cell>
        </table:table-row>
      </table:table>
      <text:p text:style-name="P9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list xml:id="list83639353762339" text:continue-list="list83641313225996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3639368618428" text:continue-list="list83639713275096" text:style-name="L5">
              <text:list-item>
                <text:p text:style-name="P55">DO GERENCIAMENTO DE RISCOS</text:p>
              </text:list-item>
            </text:list>
          </table:table-cell>
        </table:table-row>
        <table:table-row table:style-name="Tabela18.2">
          <table:table-cell table:style-name="Tabela18.A2" office:value-type="string">
            <text:p text:style-name="P30"><text:span text:style-name="Fonte_20_parág._20_padrão"><text:span text:style-name="T12">Não há necessidade de matrizes de risco, neste caso.</text:span></text:span></text:p>
          </table:table-cell>
        </table:table-row>
      </table:table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list xml:id="list83641338743352" text:continue-list="list83639353762339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3639340400314" text:continue-list="list83639368618428" text:style-name="L5">
              <text:list-item>
                <text:p text:style-name="P55">DOS IMPACTOS AMBIENTAIS DA CONTRATAÇÃO</text:p>
              </text:list-item>
            </text:list>
          </table:table-cell>
        </table:table-row>
        <table:table-row table:style-name="Tabela19.2">
          <table:table-cell table:style-name="Tabela19.A2" office:value-type="string">
            <text:p text:style-name="P30"><text:span text:style-name="Fonte_20_parág._20_padrão"><text:span text:style-name="T12">Não se aplica.</text:span></text:span></text:p>
          </table:table-cell>
        </table:table-row>
      </table:table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list xml:id="list83640768491236" text:continue-list="list83641338743352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xml:id="list83639653952891" text:continue-list="list83639340400314" text:style-name="L5">
              <text:list-item>
                <text:p text:style-name="P55">DO ACESSO ÀS INFORMAÇÕES CONTIDAS NA PRESENTE ETP</text:p>
              </text:list-item>
            </text:list>
          </table:table-cell>
        </table:table-row>
        <text:soft-page-break/>
        <table:table-row table:style-name="Tabela20.2">
          <table:table-cell table:style-name="Tabela20.A2" office:value-type="string">
            <text:p text:style-name="P11">Nos termos da Lei Federal nº 12.527, de 18 de novembro de 2011, esta equipe de planejamento entende que:</text:p>
            <text:p text:style-name="P49"><text:span text:style-name="Fonte_20_parág._20_padrão"><text:span text:style-name="T21">As informações contidas neste Estudo Preliminar DEVERÃO ESTAR DISPONÍVEIS para qualquer interessado, pois não se caracterizam como sigilosas.</text:span></text:span></text:p>
          </table:table-cell>
        </table:table-row>
      </table:table>
      <text:p text:style-name="P9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list text:continue-list="list83640768491236" text:style-name="L4"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  <text:list-item>
                <text:p text:style-name="P56"/>
              </text:list-item>
            </text:list>
            <text:list text:continue-list="list83639653952891" text:style-name="L5">
              <text:list-item>
                <text:p text:style-name="P55">DA DECLARAÇÃO DA VIABILIDADE (OU NÃO) DA CONTRATAÇÃO</text:p>
              </text:list-item>
            </text:list>
          </table:table-cell>
        </table:table-row>
        <table:table-row table:style-name="Tabela21.2">
          <table:table-cell table:style-name="Tabela21.A2" office:value-type="string">
            <text:p text:style-name="P22">Com base neste Estudo Preliminar, ora realizados por esta Equipe, DECLARA que:</text:p>
            <text:p text:style-name="P24">É VIÁVEL a contratação proposta pela unidade requisitante.</text:p>
            <text:p text:style-name="P23"/>
            <text:p text:style-name="P12">JUSTIFICATIVA: a presente contratação suprirá a necessidade da Secretaria Municipal de Ciência, Tecnologia e Inovação, atendendo as metas e planejamentos deste órgão municipal.</text:p>
            <text:p text:style-name="P12"/>
          </table:table-cell>
        </table:table-row>
      </table:table>
      <text:p text:style-name="P9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table:number-columns-spanned="2" office:value-type="string">
            <text:p text:style-name="P46">DA ASSINATURA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13">O presente planejamento está de acordo com as necessidades técnicas, operacionais e estratégicas do órgão. No mais, atende adequadamente às demandas de negócios formuladas; os benefícios pretendidos são adequados; os custos previstos são compatíveis e caracterizam a economicidade; os riscos envolvidos são administráveis; e a área responsável priorizará o fornecimento de todos os elementos aqui relacionados necessários à consecução dos benefícios pretendidos, pelo que recomendamos a aquisição proposta.</text:p>
          </table:table-cell>
          <table:table-cell table:style-name="Tabela22.B2" office:value-type="string">
            <text:p text:style-name="P26">___________________________________</text:p>
            <text:p text:style-name="P27">Igor Lima Freire Oliveira</text:p>
            <text:p text:style-name="P16">Secretário de Ciência, Tecnologia e Inovação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30%" fo:text-align="justify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right="-1.501cm" fo:margin-top="0cm" fo:margin-bottom="0.353cm" style:contextual-spacing="false" fo:line-height="130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282cm" style:contextual-spacing="false"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ção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top="0cm" fo:margin-bottom="0.353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ção_20_Intensa" style:display-name="Citação Intens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har" style:display-name="Título 2 Char" style:family="text" style:parent-style-name="Fonte_20_parág._20_padrão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har" style:display-name="Título 3 Char" style:family="text" style:parent-style-name="Fonte_20_parág._20_padrão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har" style:display-name="Título 4 Char" style:family="text" style:parent-style-name="Fonte_20_parág._20_padrão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text" style:parent-style-name="Fonte_20_parág._20_padrão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har" style:display-name="Título 6 Char" style:family="text" style:parent-style-name="Fonte_20_parág._20_padrão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har" style:display-name="Título 7 Char" style:family="text" style:parent-style-name="Fonte_20_parág._20_padrão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har" style:display-name="Título 8 Char" style:family="text" style:parent-style-name="Fonte_20_parág._20_padrão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har" style:display-name="Título 9 Char" style:family="text" style:parent-style-name="Fonte_20_parág._20_padrão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har" style:display-name="Título Char" style:family="text" style:parent-style-name="Fonte_20_parág._20_padrão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har" style:display-name="Subtítulo Char" style:family="text" style:parent-style-name="Fonte_20_parág._20_padrão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ção_20_Char" style:display-name="Citação Char" style:family="text" style:parent-style-name="Fonte_20_parág._20_padrão">
      <style:text-properties fo:color="#404040" loext:opacity="100%" fo:font-style="italic" style:font-style-asian="italic" style:font-style-complex="italic"/>
    </style:style>
    <style:style style:name="Ênfase_20_Intensa" style:display-name="Ênfase Intensa" style:family="text" style:parent-style-name="Fonte_20_parág._20_padrão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Fonte_20_parág._20_padrão">
      <style:text-properties fo:color="#0f4761" loext:opacity="100%" fo:font-style="italic" style:font-style-asian="italic" style:font-style-complex="italic"/>
    </style:style>
    <style:style style:name="Referência_20_Intensa" style:display-name="Referência Intensa" style:family="text" style:parent-style-name="Fonte_20_parág._20_padrão">
      <style:text-properties fo:font-variant="small-caps" fo:color="#0f4761" loext:opacity="100%" fo:letter-spacing="0.009cm" fo:font-weight="bold" style:font-weight-asian="bold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o_20_Espaço_20_Reservado" style:display-name="Texto do Espaço Reservado" style:family="text" style:parent-style-name="Fonte_20_parág._20_padrão">
      <style:text-properties fo:color="#666666" loext:opacity="100%"/>
    </style:style>
    <style:style style:name="Estilo2" style:family="text" style:parent-style-name="Fonte_20_parág._20_padrão"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WW_5f_CharLFO7LVL1" style:display-name="WW_CharLFO7LVL1" style:family="text">
      <style:text-properties fo:font-size="10pt" style:font-size-asian="10pt" style:font-size-complex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6.983cm" fo:margin-left="0cm" table:align="left"/>
    </style:style>
    <style:style style:name="Tabela1.A" style:family="table-column">
      <style:table-column-properties style:column-width="8.491cm"/>
    </style:style>
    <style:style style:name="Tabela1.1" style:family="table-row">
      <style:table-row-properties style:min-row-height="0.6cm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25.504cm" fo:margin-left="-0.259cm" table:align="left"/>
    </style:style>
    <style:style style:name="Tabela2.A" style:family="table-column">
      <style:table-column-properties style:column-width="8.751cm"/>
    </style:style>
    <style:style style:name="Tabela2.B" style:family="table-column">
      <style:table-column-properties style:column-width="16.753cm"/>
    </style:style>
    <style:style style:name="Tabela2.1" style:family="table-row">
      <style:table-row-properties style:min-row-height="0.6cm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983cm" fo:margin-left="0cm" table:align="left"/>
    </style:style>
    <style:style style:name="Tabela3.A" style:family="table-column">
      <style:table-column-properties style:column-width="8.491cm"/>
    </style:style>
    <style:style style:name="Tabela3.1" style:family="table-row">
      <style:table-row-properties style:min-row-height="0.6cm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Normal">
      <style:paragraph-properties fo:margin-top="0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MP2" style:family="paragraph" style:parent-style-name="Normal">
      <style:paragraph-properties fo:margin-top="0cm" fo:margin-bottom="0cm" style:contextual-spacing="false"/>
      <style:text-properties style:font-name="Arial" style:font-name-complex="Arial"/>
    </style:style>
    <style:style style:name="MP3" style:family="paragraph">
      <loext:graphic-properties draw:fill="solid" draw:fill-color="#f8b133" draw:opacity="100%"/>
    </style:style>
    <style:style style:name="MP4" style:family="paragraph">
      <loext:graphic-properties draw:fill="solid" draw:fill-color="#273c84" draw:opacity="100%"/>
    </style:style>
    <style:style style:name="MP5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style:font-size-asian="10pt" style:font-name-complex="Arial" style:font-size-complex="10pt"/>
    </style:style>
    <style:style style:name="MP6" style:family="paragraph" style:parent-style-name="Normal">
      <style:paragraph-properties fo:margin-right="0cm" fo:margin-top="0cm" fo:margin-bottom="0cm" style:contextual-spacing="false" fo:line-height="100%" fo:text-align="start" style:justify-single-word="false"/>
    </style:style>
    <style:style style:name="MP7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P8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7e09c"/>
    </style:style>
    <style:style style:name="MP9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3f70be"/>
    </style:style>
    <style:style style:name="MP10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MP11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P12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13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14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MP15" style:family="paragraph">
      <loext:graphic-properties draw:fill="none"/>
    </style:style>
    <style:style style:name="MP16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officeooo:rsid="0040bdcb" officeooo:paragraph-rsid="0040bdcb" style:font-size-asian="10pt" style:font-weight-asian="bold" style:font-name-complex="Arial" style:font-size-complex="10pt" style:font-weight-complex="bold"/>
    </style:style>
    <style:style style:name="MP17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8dc09"/>
    </style:style>
    <style:style style:name="MP18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0bdcb"/>
    </style:style>
    <style:style style:name="MT1" style:family="text">
      <style:text-properties style:language-asian="pt" style:country-asian="BR"/>
    </style:style>
    <style:style style:name="M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MT3" style:family="text">
      <style:text-properties fo:color="#000000" loext:opacity="100%" style:font-name="Arial" fo:font-size="10pt" fo:font-weight="bold" officeooo:rsid="00027d90" style:font-size-asian="10pt" style:font-weight-asian="bold" style:font-name-complex="Arial" style:font-size-complex="10pt" style:font-weight-complex="bold"/>
    </style:style>
    <style:style style:name="MT4" style:family="text">
      <style:text-properties officeooo:rsid="0044d12f"/>
    </style:style>
    <style:style style:name="MT5" style:family="text">
      <style:text-properties officeooo:rsid="00524ef2"/>
    </style:style>
    <style:style style:name="MT6" style:family="text">
      <style:text-properties officeooo:rsid="0057f464"/>
    </style:style>
    <style:style style:name="MT7" style:family="text">
      <style:text-properties officeooo:rsid="0047e09c"/>
    </style:style>
    <style:style style:name="MT8" style:family="text">
      <style:text-properties fo:color="#000000" loext:opacity="100%" style:font-name="Arial" fo:font-size="10pt" fo:font-weight="bold" officeooo:rsid="003f70be" style:font-size-asian="10pt" style:font-weight-asian="bold" style:font-name-complex="Arial" style:font-size-complex="10pt" style:font-weight-complex="bold"/>
    </style:style>
    <style:style style:name="MT9" style:family="text">
      <style:text-properties style:font-name="Arial" fo:font-size="8pt" style:font-size-asian="8pt" style:font-name-complex="Arial" style:font-size-complex="8pt"/>
    </style:style>
    <style:style style:name="MT10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T11" style:family="text">
      <style:text-properties fo:color="#000000" loext:opacity="100%" style:font-name="Arial" fo:font-size="10pt" fo:font-weight="bold" officeooo:rsid="0005f947" style:font-size-asian="10pt" style:font-weight-asian="bold" style:font-name-complex="Arial" style:font-size-complex="10pt" style:font-weight-complex="bold"/>
    </style:style>
    <style:style style:name="MT12" style:family="text">
      <style:text-properties officeooo:rsid="00466975"/>
    </style:style>
    <style:style style:name="MT13" style:family="text">
      <style:text-properties officeooo:rsid="0054bd18"/>
    </style:style>
    <style:style style:name="MT14" style:family="text">
      <style:text-properties officeooo:rsid="0059c009"/>
    </style:style>
    <style:style style:name="MT15" style:family="text">
      <style:text-properties officeooo:rsid="0048dc09"/>
    </style:style>
    <style:style style:name="MT16" style:family="text">
      <style:text-properties fo:color="#000000" loext:opacity="100%" style:font-name="Arial" fo:font-size="10pt" fo:font-weight="bold" officeooo:rsid="0040bdcb" style:font-size-asian="10pt" style:font-weight-asian="bold" style:font-name-complex="Arial" style:font-size-complex="10pt" style:font-weight-complex="bold"/>
    </style:style>
    <style:style style:name="MT17" style:family="text">
      <style:text-properties officeooo:rsid="005a67d8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gr1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Mgr3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7.251cm" fo:margin-left="0cm" fo:margin-right="0cm" fo:margin-bottom="0cm" style:dynamic-spacing="true"/>
      </style:header-style>
      <style:footer-style>
        <style:header-footer-properties fo:min-height="2.499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51cm" fo:margin-bottom="3.233cm" fo:margin-left="3.75cm" fo:margin-right="8.5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-2.23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75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7.251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Normal"><draw:frame draw:style-name="Mfr1" draw:name="Caixa de Texto 2" text:anchor-type="paragraph" svg:x="3.194cm" svg:y="0.123cm" svg:width="11.866cm" style:rel-width="scale" svg:height="2.274cm" style:rel-height="scale" draw:z-index="66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64" draw:name="Fluxograma: Conector fora de Página 3" draw:style-name="Mgr1" draw:text-style-name="MP3" svg:width="2.879cm" svg:height="2.35cm" draw:transform="rotate (1.5707963267949) translate (-0.402375cm 3.57580555555556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Imagem 4" text:anchor-type="paragraph" svg:x="-0.31cm" svg:y="-0.439cm" svg:width="3.297cm" style:rel-width="scale" svg:height="3.341cm" style:rel-height="scale" draw:z-index="15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paragraph" draw:z-index="60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Gráfico 7" text:anchor-type="paragraph" svg:x="0.319cm" svg:y="-0.804cm" svg:width="1.037cm" style:rel-width="scale" svg:height="1.037cm" style:rel-height="scale" draw:z-index="62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ext:p text:style-name="Header"/>
        <table:table table:name="Tabela1" table:style-name="Tabela1">
          <table:table-column table:style-name="Tabela1.A" table:number-columns-repeated="2"/>
          <table:table-row table:style-name="Tabela1.1">
            <table:table-cell table:style-name="Tabela1.A1" office:value-type="string">
              <text:p text:style-name="MP5">DOCUMENTO ADMINISTRATIVO:</text:p>
            </table:table-cell>
            <table:table-cell table:style-name="Tabela1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3">11</text:span></text:span><text:span text:style-name="Texto_20_do_20_Espaço_20_Reservado"><text:span text:style-name="MT2">-25</text:span></text:span></text:p>
            </table:table-cell>
          </table:table-row>
          <table:table-row table:style-name="Tabela1.1">
            <table:table-cell table:style-name="Tabela1.A1" office:value-type="string">
              <text:p text:style-name="MP5">Nº DO ETP:</text:p>
            </table:table-cell>
            <table:table-cell table:style-name="Tabela1.A1" office:value-type="string">
              <text:p text:style-name="MP7">0<text:span text:style-name="MT4">0</text:span><text:span text:style-name="MT5">8</text:span></text:p>
            </table:table-cell>
          </table:table-row>
          <table:table-row table:style-name="Tabela1.1">
            <table:table-cell table:style-name="Tabela1.A1" office:value-type="string">
              <text:p text:style-name="MP5">DATA:</text:p>
            </table:table-cell>
            <table:table-cell table:style-name="Tabela1.A1" office:value-type="string">
              <text:p text:style-name="MP8"><text:span text:style-name="Estilo2"><text:span text:style-name="MT6">23</text:span></text:span><text:span text:style-name="Estilo2"><text:span text:style-name="MT7">/03/2026</text:span></text:span></text:p>
            </table:table-cell>
          </table:table-row>
          <table:table-row table:style-name="Tabela1.1">
            <table:table-cell table:style-name="Tabela1.A1" office:value-type="string">
              <text:p text:style-name="MP5">ELABORADO POR:</text:p>
            </table:table-cell>
            <table:table-cell table:style-name="Tabela1.A1" office:value-type="string">
              <text:p text:style-name="MP9"><text:span text:style-name="Texto_20_do_20_Espaço_20_Reservado"><text:span text:style-name="MT8">João Guilherme Moreira</text:span></text:span></text:p>
            </table:table-cell>
          </table:table-row>
        </table:table>
        <text:p text:style-name="Header"><draw:frame draw:style-name="Mfr1" draw:name="Caixa de Texto 21" text:anchor-type="paragraph" svg:x="-1.432cm" svg:y="18.703cm" svg:width="13.15cm" style:rel-width="scale" svg:height="3.902cm" style:rel-height="scale" draw:z-index="48"><draw:text-box><text:p text:style-name="MP10"><text:span text:style-name="Fonte_20_parág._20_padrão"><text:span text:style-name="MT9">Página </text:span></text:span><text:span text:style-name="Fonte_20_parág._20_padrão"><text:span text:style-name="MT10"><text:page-number style:num-format="1" text:select-page="current">2</text:page-number></text:span></text:span></text:p><text:p text:style-name="MP11">SECRETARIA MUNICIPAL DE CIÊNCIA, TECNOLOGIA E INOVAÇÃO – SECTI</text:p><text:p text:style-name="MP12">Agência de Inovação e Transformação Digital do Vale do Sol</text:p><text:p text:style-name="MP13">Rua Edgar Bardal, s/n, Prédio Anexo do CEEP Profa. Maria Lydia Cescatto Bomtempo, Assaí, PR </text:p><text:p text:style-name="MP14"><text:span text:style-name="Fonte_20_parág._20_padrão"><text:span text:style-name="MT9">CEP 86.220-000 • E-mail: secti@assai.pr.gov.br • Telefone: (43) 3262-8613</text:span></text:span></text:p></draw:text-box></draw:frame></text:p>
      </style:header>
      <style:footer>
        <text:p text:style-name="Footer"><draw:connector text:anchor-type="paragraph" draw:z-index="42" draw:name="Conector reto 8" draw:style-name="Mgr3" draw:text-style-name="MP15" draw:type="line" svg:x1="11.86cm" svg:y1="0.081cm" svg:x2="11.86cm" svg:y2="3.126cm" svg:d="M11860 81v3045" svg:viewBox="0 0 2 3046"><text:p/></draw:connector><draw:frame draw:style-name="Mfr4" draw:name="Imagem 5" text:anchor-type="paragraph" svg:x="12.15cm" svg:y="0.27cm" svg:width="5.292cm" style:rel-width="scale" svg:height="2.76cm" style:rel-height="scale" draw:z-index="11"><draw:image xlink:href="Pictures/1000000100000817000004380F0897DB.png" xlink:type="simple" xlink:show="embed" xlink:actuate="onLoad" draw:mime-type="image/png"/></draw:frame></text:p>
      </style:footer>
    </style:master-page>
    <style:master-page style:name="MP1" style:page-layout-name="Mpm3" draw:style-name="Mdp1">
      <style:header>
        <text:p text:style-name="Normal"><draw:frame draw:style-name="Mfr1" draw:name="Caixa de Texto 22" text:anchor-type="paragraph" svg:x="3.194cm" svg:y="0.123cm" svg:width="11.866cm" style:rel-width="scale" svg:height="2.274cm" style:rel-height="scale" draw:z-index="46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44" draw:name="Fluxograma: Conector fora de Página 3" draw:style-name="Mgr1" draw:text-style-name="MP3" svg:width="2.879cm" svg:height="2.35cm" draw:transform="rotate (1.5707963267949) translate (-0.402027777777778cm 3.86684722222222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Figura1" text:anchor-type="paragraph" svg:x="-0.31cm" svg:y="-0.439cm" svg:width="3.297cm" style:rel-width="scale" svg:height="3.341cm" style:rel-height="scale" draw:z-index="22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paragraph" draw:z-index="38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Figura2" text:anchor-type="paragraph" svg:x="0.319cm" svg:y="-0.804cm" svg:width="1.037cm" style:rel-width="scale" svg:height="1.037cm" style:rel-height="scale" draw:z-index="40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5">DOCUMENTO ADMINISTRATIVO:</text:p>
            </table:table-cell>
            <table:table-cell table:style-name="Tabela2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11">11</text:span></text:span><text:span text:style-name="Texto_20_do_20_Espaço_20_Reservado"><text:span text:style-name="MT2">-25</text:span></text:span></text:p>
            </table:table-cell>
          </table:table-row>
          <table:table-row table:style-name="Tabela2.1">
            <table:table-cell table:style-name="Tabela2.A1" office:value-type="string">
              <text:p text:style-name="MP5">Nº DO ETP:</text:p>
            </table:table-cell>
            <table:table-cell table:style-name="Tabela2.A1" office:value-type="string">
              <text:p text:style-name="MP16">0<text:span text:style-name="MT12">0</text:span><text:span text:style-name="MT13">8</text:span></text:p>
            </table:table-cell>
          </table:table-row>
          <table:table-row table:style-name="Tabela2.1">
            <table:table-cell table:style-name="Tabela2.A1" office:value-type="string">
              <text:p text:style-name="MP5">DATA:</text:p>
            </table:table-cell>
            <table:table-cell table:style-name="Tabela2.A1" office:value-type="string">
              <text:p text:style-name="MP17"><text:span text:style-name="Estilo2"><text:span text:style-name="MT14">23</text:span></text:span><text:span text:style-name="Estilo2"><text:span text:style-name="MT15">/03/2026</text:span></text:span></text:p>
            </table:table-cell>
          </table:table-row>
          <table:table-row table:style-name="Tabela2.1">
            <table:table-cell table:style-name="Tabela2.A1" office:value-type="string">
              <text:p text:style-name="MP5">ELABORADO POR:</text:p>
            </table:table-cell>
            <table:table-cell table:style-name="Tabela2.A1" office:value-type="string">
              <text:p text:style-name="MP18"><text:span text:style-name="Texto_20_do_20_Espaço_20_Reservado"><text:span text:style-name="MT16">João Guilherme Moreira</text:span></text:span></text:p>
            </table:table-cell>
          </table:table-row>
        </table:table>
        <text:p text:style-name="Header"/>
      </style:header>
      <style:footer>
        <text:p text:style-name="Footer"><draw:frame draw:style-name="Mfr5" draw:name="Caixa de Texto 23" text:anchor-type="paragraph" svg:x="-1.342cm" svg:y="0.132cm" svg:width="20.981cm" style:rel-width="scale" svg:height="3.346cm" style:rel-height="scale" draw:z-index="13"><draw:text-box><text:p text:style-name="MP10"><text:span text:style-name="Fonte_20_parág._20_padrão"><text:span text:style-name="MT9">Página </text:span></text:span><text:span text:style-name="Fonte_20_parág._20_padrão"><text:span text:style-name="MT10"><text:page-number style:num-format="1" text:select-page="current">4</text:page-number></text:span></text:span></text:p><text:p text:style-name="MP11">SECRETARIA MUNICIPAL DE CIÊNCIA, TECNOLOGIA E INOVAÇÃO – SECTI</text:p><text:p text:style-name="MP12">Agência de Inovação e Transformação Digital do Vale do Sol</text:p><text:p text:style-name="MP13">Rua Edgar Bardal, s/n, Prédio Anexo do CEEP Profa. Maria Lydia Cescatto Bomtempo, Assaí, PR </text:p><text:p text:style-name="MP14"><text:span text:style-name="Fonte_20_parág._20_padrão"><text:span text:style-name="MT9">CEP 86.220-000 • E-mail: secti@assai.pr.gov.br • Telefone: (43) 3262-8613</text:span></text:span></text:p></draw:text-box></draw:frame><draw:connector text:anchor-type="paragraph" draw:z-index="31" draw:name="Conector reto 8" draw:style-name="Mgr3" draw:text-style-name="MP15" draw:type="line" svg:x1="19.796cm" svg:y1="0.4cm" svg:x2="19.796cm" svg:y2="3.443cm" svg:d="M19796 400v3043" svg:viewBox="0 0 2 3044"><text:p/></draw:connector><draw:frame draw:style-name="Mfr4" draw:name="Figura3" text:anchor-type="paragraph" svg:x="20.142cm" svg:y="0.557cm" svg:width="5.258cm" style:rel-width="scale" svg:height="2.741cm" style:rel-height="scale" draw:z-index="24"><draw:image xlink:href="Pictures/1000000100000817000004380F0897DB.png" xlink:type="simple" xlink:show="embed" xlink:actuate="onLoad" draw:mime-type="image/png"/></draw:frame></text:p>
      </style:footer>
    </style:master-page>
    <style:master-page style:name="MP2" style:page-layout-name="Mpm4" draw:style-name="Mdp1">
      <style:header>
        <text:p text:style-name="Normal"><draw:frame draw:style-name="Mfr1" draw:name="Caixa de Texto 24" text:anchor-type="paragraph" svg:x="3.194cm" svg:y="0.123cm" svg:width="11.866cm" style:rel-width="scale" svg:height="2.274cm" style:rel-height="scale" draw:z-index="36"><draw:text-box><text:p text:style-name="MP1">GOVERNO DO ESTADO DO PARANÁ</text:p><text:p text:style-name="MP1">PREFEITURA DO MUNICÍPIO DE ASSAÍ</text:p><text:p text:style-name="MP2">ESTUDO TÉCNICO PRELIMINAR - ETP</text:p></draw:text-box></draw:frame><draw:custom-shape text:anchor-type="paragraph" draw:z-index="29" draw:name="Fluxograma: Conector fora de Página 3" draw:style-name="Mgr1" draw:text-style-name="MP3" svg:width="2.879cm" svg:height="2.35cm" draw:transform="rotate (1.5707963267949) translate (-0.402375cm 3.89230555555556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draw:frame draw:style-name="Mfr2" draw:name="Figura4" text:anchor-type="paragraph" svg:x="-0.31cm" svg:y="-0.439cm" svg:width="3.297cm" style:rel-width="scale" svg:height="3.341cm" style:rel-height="scale" draw:z-index="20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paragraph" draw:z-index="53" draw:name="Retângulo 2" draw:style-name="Mgr2" draw:text-style-name="MP4" svg:width="1.251cm" svg:height="29.839cm" svg:x="0cm" svg:y="-1.236cm"><text:p/><draw:enhanced-geometry svg:viewBox="0 0 21600 21600" draw:type="non-primitive" draw:enhanced-path="M 0 0 L 21600 0 21600 21600 0 21600 Z N"/></draw:custom-shape><draw:frame draw:style-name="Mfr3" draw:name="Figura5" text:anchor-type="paragraph" svg:x="0.319cm" svg:y="-0.804cm" svg:width="1.037cm" style:rel-width="scale" svg:height="1.037cm" style:rel-height="scale" draw:z-index="58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text:span text:style-name="Fonte_20_parág._20_padrão"><text:span text:style-name="MT1"/></text:span></text:p>
        <text:p text:style-name="Normal"/>
        <text:p text:style-name="Header"/>
        <text:p text:style-name="Header"/>
        <text:p text:style-name="Header"/>
        <table:table table:name="Tabela3" table:style-name="Tabela3">
          <table:table-column table:style-name="Tabela3.A" table:number-columns-repeated="2"/>
          <table:table-row table:style-name="Tabela3.1">
            <table:table-cell table:style-name="Tabela3.A1" office:value-type="string">
              <text:p text:style-name="MP5">DOCUMENTO ADMINISTRATIVO:</text:p>
            </table:table-cell>
            <table:table-cell table:style-name="Tabela3.A1" office:value-type="string">
              <text:p text:style-name="MP6"><text:span text:style-name="Texto_20_do_20_Espaço_20_Reservado"><text:span text:style-name="MT2">SECTI.0</text:span></text:span><text:span text:style-name="Texto_20_do_20_Espaço_20_Reservado"><text:span text:style-name="MT11">11</text:span></text:span><text:span text:style-name="Texto_20_do_20_Espaço_20_Reservado"><text:span text:style-name="MT2">-25</text:span></text:span></text:p>
            </table:table-cell>
          </table:table-row>
          <table:table-row table:style-name="Tabela3.1">
            <table:table-cell table:style-name="Tabela3.A1" office:value-type="string">
              <text:p text:style-name="MP5">Nº DO ETP:</text:p>
            </table:table-cell>
            <table:table-cell table:style-name="Tabela3.A1" office:value-type="string">
              <text:p text:style-name="MP16">0<text:span text:style-name="MT12">0</text:span><text:span text:style-name="MT13">8</text:span></text:p>
            </table:table-cell>
          </table:table-row>
          <table:table-row table:style-name="Tabela3.1">
            <table:table-cell table:style-name="Tabela3.A1" office:value-type="string">
              <text:p text:style-name="MP5">DATA:</text:p>
            </table:table-cell>
            <table:table-cell table:style-name="Tabela3.A1" office:value-type="string">
              <text:p text:style-name="MP17"><text:span text:style-name="Estilo2"><text:span text:style-name="MT17">23</text:span></text:span><text:span text:style-name="Estilo2"><text:span text:style-name="MT15">/03/2026</text:span></text:span></text:p>
            </table:table-cell>
          </table:table-row>
          <table:table-row table:style-name="Tabela3.1">
            <table:table-cell table:style-name="Tabela3.A1" office:value-type="string">
              <text:p text:style-name="MP5">ELABORADO POR:</text:p>
            </table:table-cell>
            <table:table-cell table:style-name="Tabela3.A1" office:value-type="string">
              <text:p text:style-name="MP18"><text:span text:style-name="Texto_20_do_20_Espaço_20_Reservado"><text:span text:style-name="MT16">João Guilherme Moreira</text:span></text:span></text:p>
            </table:table-cell>
          </table:table-row>
        </table:table>
        <text:p text:style-name="Header"><draw:frame draw:style-name="Mfr5" draw:name="Caixa de Texto 25" text:anchor-type="paragraph" svg:x="-1.422cm" svg:y="18.703cm" svg:width="13.15cm" style:rel-width="scale" svg:height="3.902cm" style:rel-height="scale" draw:z-index="9"><draw:text-box><text:p text:style-name="MP10"><text:span text:style-name="Fonte_20_parág._20_padrão"><text:span text:style-name="MT9">Página </text:span></text:span><text:span text:style-name="Fonte_20_parág._20_padrão"><text:span text:style-name="MT10"><text:page-number style:num-format="1" text:select-page="current">7</text:page-number></text:span></text:span></text:p><text:p text:style-name="MP11">SECRETARIA MUNICIPAL DE CIÊNCIA, TECNOLOGIA E INOVAÇÃO – SECTI</text:p><text:p text:style-name="MP12">Agência de Inovação e Transformação Digital do Vale do Sol</text:p><text:p text:style-name="MP13">Rua Edgar Bardal, s/n, Prédio Anexo do CEEP Profa. Maria Lydia Cescatto Bomtempo, Assaí, PR </text:p><text:p text:style-name="MP14"><text:span text:style-name="Fonte_20_parág._20_padrão"><text:span text:style-name="MT9">CEP 86.220-000 • E-mail: secti@assai.pr.gov.br • Telefone: (43) 3262-8613</text:span></text:span></text:p></draw:text-box></draw:frame></text:p>
      </style:header>
      <style:footer>
        <text:p text:style-name="Footer"><draw:connector text:anchor-type="paragraph" draw:z-index="71" draw:name="Conector reto 8" draw:style-name="Mgr3" draw:text-style-name="MP15" draw:type="line" svg:x1="11.86cm" svg:y1="0.081cm" svg:x2="11.86cm" svg:y2="3.126cm" svg:d="M11860 81v3045" svg:viewBox="0 0 2 3046"><text:p/></draw:connector><draw:frame draw:style-name="Mfr4" draw:name="Figura6" text:anchor-type="paragraph" svg:x="12.151cm" svg:y="0.266cm" svg:width="5.258cm" style:rel-width="scale" svg:height="2.741cm" style:rel-height="scale" draw:z-index="4"><draw:image xlink:href="Pictures/1000000100000817000004380F0897DB.png" xlink:type="simple" xlink:show="embed" xlink:actuate="onLoad" draw:mime-type="image/png"/></draw:frame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Igor Oliveira</meta:initial-creator>
    <meta:creation-date>2025-01-07T06:41:00Z</meta:creation-date>
    <dc:date>2026-03-23T08:36:25.670000000</dc:date>
    <meta:editing-cycles>68</meta:editing-cycles>
    <meta:editing-duration>PT10H57M51S</meta:editing-duration>
    <meta:print-date>2026-03-03T08:22:35.478253200</meta:print-date>
    <meta:document-statistic meta:table-count="21" meta:image-count="9" meta:object-count="0" meta:page-count="9" meta:paragraph-count="175" meta:word-count="1689" meta:character-count="11488" meta:non-whitespace-character-count="9984"/>
    <meta:user-defined meta:name="ContentTypeId">0x010100DAB76027FBCB1145A150F2F4D0106608</meta:user-defined>
    <meta:user-defined meta:name="MediaServiceImageTags"/>
    <meta:user-defined meta:name="TaxKeyword"/>
    <meta:template xlink:type="simple" xlink:actuate="onRequest" xlink:title="" xlink:href="../../2025/ETP_005_SegurançaBrigadista.odt/Modelo_ETP.dotx"/>
  </office:meta>
</office:document-meta>
</file>